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ColRowGroupBuilder.VariableColRowGroupBuilder( T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ColRowGroupBuilder.startTableRow( final TableRow table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end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endTabl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play( RowGroupBuilder rowGroup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ColRowGroupBuilder.endRow( final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addTableCell( final TableCell c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startTablePart( final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lRowGroupBuilder.endTabl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